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A79ACA9529B14A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Comic Sans" svg:font-family="'Comic Sans'" style:font-family-generic="script"/>
    <style:font-face style:name="Comic Sans MS" svg:font-family="'Comic Sans MS'" style:font-family-generic="script"/>
    <style:font-face style:name="Comic Sans Ms" svg:font-family="'Comic Sans Ms'" style:font-family-generic="script"/>
    <style:font-face style:name="FreeSans2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1" svg:font-family="'Comic Sans'" style:font-family-generic="script" style:font-pitch="variable"/>
    <style:font-face style:name="Comic Sans MS1" svg:font-family="'Comic Sans MS'" style:font-family-generic="script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699cm" fo:margin-left="-1.838cm" table:align="left"/>
    </style:style>
    <style:style style:name="Table1.A" style:family="table-column">
      <style:table-column-properties style:column-width="20.699cm"/>
    </style:style>
    <style:style style:name="Table1.1" style:family="table-row">
      <style:table-row-properties style:min-row-height="2.29cm"/>
    </style:style>
    <style:style style:name="Table1.A1" style:family="table-cell">
      <style:table-cell-properties style:vertical-align="middle" fo:background-color="#ffffff" fo:padding="0.097cm" fo:border="0.05pt solid #cccccc">
        <style:background-image/>
      </style:table-cell-properties>
    </style:style>
    <style:style style:name="Table1.2" style:family="table-row">
      <style:table-row-properties style:min-row-height="21.502cm"/>
    </style:style>
    <style:style style:name="Table1.A2" style:family="table-cell">
      <style:table-cell-properties fo:background-color="#ffffff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20.699cm" fo:margin-left="-1.838cm" table:align="left"/>
    </style:style>
    <style:style style:name="Table2.A" style:family="table-column">
      <style:table-column-properties style:column-width="20.699cm"/>
    </style:style>
    <style:style style:name="Table2.1" style:family="table-row">
      <style:table-row-properties style:min-row-height="2.293cm"/>
    </style:style>
    <style:style style:name="Table2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2.2" style:family="table-row">
      <style:table-row-properties style:min-row-height="21.502cm"/>
    </style:style>
    <style:style style:name="Table2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3" style:family="table">
      <style:table-properties style:width="20.699cm" fo:margin-left="-1.838cm" table:align="left"/>
    </style:style>
    <style:style style:name="Table3.A" style:family="table-column">
      <style:table-column-properties style:column-width="20.699cm"/>
    </style:style>
    <style:style style:name="Table3.1" style:family="table-row">
      <style:table-row-properties style:min-row-height="2.298cm"/>
    </style:style>
    <style:style style:name="Table3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3.2" style:family="table-row">
      <style:table-row-properties style:min-row-height="21.502cm"/>
    </style:style>
    <style:style style:name="Table3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4" style:family="table">
      <style:table-properties style:width="20.699cm" fo:margin-left="-1.838cm" fo:break-before="page" table:align="left"/>
    </style:style>
    <style:style style:name="Table4.A" style:family="table-column">
      <style:table-column-properties style:column-width="20.699cm"/>
    </style:style>
    <style:style style:name="Table4.1" style:family="table-row">
      <style:table-row-properties style:min-row-height="2.298cm"/>
    </style:style>
    <style:style style:name="Table4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4.2" style:family="table-row">
      <style:table-row-properties style:min-row-height="0.199cm"/>
    </style:style>
    <style:style style:name="Table4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c998e9" style:font-size-asian="8pt" style:font-style-asian="normal" style:font-size-complex="8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color="#ff33ff" style:font-name="Comic Sans MS" fo:font-size="10pt" fo:font-style="normal" officeooo:rsid="00381cdb" officeooo:paragraph-rsid="00c998e9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officeooo:paragraph-rsid="00ace3a0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NanumMyeongjo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NanumMyeongjo" officeooo:paragraph-rsid="00381cdb"/>
    </style:style>
    <style:style style:name="P6" style:family="paragraph" style:parent-style-name="Table_20_Contents">
      <style:paragraph-properties fo:text-align="center" style:justify-single-word="false"/>
      <style:text-properties fo:color="#808080"/>
    </style:style>
    <style:style style:name="P7" style:family="paragraph" style:parent-style-name="Table_20_Contents">
      <style:paragraph-properties fo:text-align="center" style:justify-single-word="false"/>
      <style:text-properties fo:color="#808080" officeooo:paragraph-rsid="00265334"/>
    </style:style>
    <style:style style:name="P8" style:family="paragraph" style:parent-style-name="Table_20_Contents">
      <style:paragraph-properties fo:text-align="center" style:justify-single-word="false"/>
      <style:text-properties fo:color="#808080" officeooo:paragraph-rsid="009bc73f"/>
    </style:style>
    <style:style style:name="P9" style:family="paragraph" style:parent-style-name="Table_20_Contents">
      <style:paragraph-properties fo:text-align="center" style:justify-single-word="false"/>
      <style:text-properties fo:color="#808080" officeooo:paragraph-rsid="00d5cb89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Comic Sans MS" fo:font-size="28pt" fo:font-weight="bold" officeooo:rsid="00265334" officeooo:paragraph-rsid="00265334" style:font-size-asian="28pt" style:font-weight-asian="bold" style:font-size-complex="2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Comic Sans MS" fo:font-size="20pt" officeooo:rsid="00223edf" officeooo:paragraph-rsid="00223edf" style:font-size-asian="17.5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Comic Sans MS" fo:font-size="16pt" officeooo:rsid="00223edf" officeooo:paragraph-rsid="00223edf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Comic Sans MS" fo:font-size="12pt" fo:font-style="normal" officeooo:rsid="00223edf" officeooo:paragraph-rsid="00223edf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Comic Sans MS" fo:font-size="12pt" fo:font-style="italic" fo:font-weight="bold" officeooo:rsid="00112e1e" officeooo:paragraph-rsid="00381cdb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Comic Sans MS" fo:font-size="12pt" fo:font-style="italic" fo:font-weight="bold" officeooo:rsid="00112e1e" officeooo:paragraph-rsid="0057744b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Comic Sans MS" fo:font-size="15pt" fo:font-style="italic" officeooo:rsid="00223edf" officeooo:paragraph-rsid="00223edf" style:font-size-asian="15pt" style:font-style-asian="italic" style:font-size-complex="15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Comic Sans MS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Comic Sans MS" fo:font-size="40pt" officeooo:rsid="002f65ce" officeooo:paragraph-rsid="009f0e42" style:font-size-asian="40pt" style:font-size-complex="40pt"/>
    </style:style>
    <style:style style:name="P19" style:family="paragraph" style:parent-style-name="Table_20_Contents">
      <style:text-properties fo:color="#808080" style:font-name="Comic Sans MS" fo:font-size="9pt" officeooo:rsid="00112e1e" officeooo:paragraph-rsid="00381cdb" style:font-size-asian="9pt" style:font-size-complex="9pt"/>
    </style:style>
    <style:style style:name="P20" style:family="paragraph" style:parent-style-name="Table_20_Contents">
      <style:text-properties fo:color="#808080" style:font-name="Comic Sans MS" fo:font-size="9pt" officeooo:rsid="00112e1e" officeooo:paragraph-rsid="0057744b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Comic Sans MS" fo:font-size="9pt" officeooo:rsid="00112e1e" officeooo:paragraph-rsid="0057744b" style:font-size-asian="9pt" style:font-size-complex="9pt"/>
    </style:style>
    <style:style style:name="P22" style:family="paragraph" style:parent-style-name="Table_20_Contents">
      <style:text-properties fo:color="#808080" style:font-name="Comic Sans MS" fo:font-size="9pt" officeooo:rsid="00112e1e" officeooo:paragraph-rsid="00c998e9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Comic Sans MS" fo:font-size="9pt" fo:font-style="italic" officeooo:rsid="00112e1e" officeooo:paragraph-rsid="00381cdb" style:font-size-asian="9pt" style:font-style-asian="italic" style:font-size-complex="9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color="#808080" style:font-name="Comic Sans MS" fo:font-size="9pt" fo:font-style="italic" officeooo:rsid="00112e1e" officeooo:paragraph-rsid="0057744b" style:font-size-asian="9pt" style:font-style-asian="italic" style:font-size-complex="9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color="#808080" style:font-name="Comic Sans MS" fo:font-size="13pt" fo:font-style="normal" officeooo:rsid="00381cdb" officeooo:paragraph-rsid="00381cdb" style:font-size-asian="11.3500003814697pt" style:font-style-asian="normal" style:font-size-complex="13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fo:color="#808080" style:font-name="Comic Sans MS" fo:font-size="10pt" fo:font-style="normal" officeooo:rsid="00381cdb" officeooo:paragraph-rsid="00381cdb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color="#808080" style:font-name="Comic Sans MS" fo:font-size="8pt" fo:font-style="normal" officeooo:rsid="004a0ba1" officeooo:paragraph-rsid="004a0ba1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fo:color="#808080" style:font-name="Comic Sans MS" fo:font-size="8pt" fo:font-style="normal" officeooo:rsid="004a0ba1" officeooo:paragraph-rsid="0057744b" style:font-size-asian="8pt" style:font-style-asian="normal" style:font-size-complex="8pt" style:font-style-complex="normal"/>
    </style:style>
    <style:style style:name="P30" style:family="paragraph" style:parent-style-name="Standard">
      <style:text-properties style:text-underline-style="solid" style:text-underline-width="auto" style:text-underline-color="font-color" officeooo:rsid="00f97b24" officeooo:paragraph-rsid="00c998e9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officeooo:rsid="00f97b24" officeooo:paragraph-rsid="00c998e9"/>
    </style:style>
    <style:style style:name="P32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28pt" officeooo:rsid="0057744b" officeooo:paragraph-rsid="0057744b" style:font-size-asian="28pt" style:font-size-complex="28pt"/>
    </style:style>
    <style:style style:name="P33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9pt" officeooo:rsid="0057744b" officeooo:paragraph-rsid="0057744b" style:font-size-asian="9pt" style:font-size-complex="9pt"/>
    </style:style>
    <style:style style:name="P34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9pt" fo:font-style="italic" officeooo:rsid="00112e1e" officeooo:paragraph-rsid="0057744b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2pt" fo:font-style="italic" fo:font-weight="bold" officeooo:rsid="00112e1e" officeooo:paragraph-rsid="0057744b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3pt" fo:font-style="normal" officeooo:rsid="00381cdb" officeooo:paragraph-rsid="0057744b" style:font-size-asian="11.3500003814697pt" style:font-style-asian="normal" style:font-size-complex="13pt" style:font-style-complex="normal"/>
    </style:style>
    <style:style style:name="P37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3pt" fo:font-style="normal" officeooo:rsid="0057744b" officeooo:paragraph-rsid="0057744b" style:font-size-asian="11.3500003814697pt" style:font-style-asian="normal" style:font-size-complex="13pt" style:font-style-complex="normal"/>
    </style:style>
    <style:style style:name="P38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0pt" fo:font-style="normal" officeooo:rsid="0057744b" officeooo:paragraph-rsid="0057744b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08080" style:font-name="Comic Sans MS" fo:font-size="28pt" officeooo:rsid="0057744b" officeooo:paragraph-rsid="0057744b" style:font-size-asian="28pt" style:font-size-complex="28pt"/>
    </style:style>
    <style:style style:name="P41" style:family="paragraph" style:parent-style-name="Table_20_Contents">
      <style:paragraph-properties fo:text-align="center" style:justify-single-word="false"/>
      <style:text-properties fo:color="#808080" style:font-name="Comic Sans MS" fo:font-size="40pt" fo:font-style="italic" officeooo:rsid="00117b2a" officeooo:paragraph-rsid="00d5cb89" style:font-size-asian="40pt" style:font-style-asian="italic" style:font-size-complex="40pt" style:font-style-complex="italic"/>
    </style:style>
    <style:style style:name="P42" style:family="paragraph" style:parent-style-name="Table_20_Contents">
      <style:paragraph-properties fo:text-align="end" style:justify-single-word="false"/>
      <style:text-properties fo:color="#808080" style:font-name="Comic Sans MS" fo:font-size="8pt" fo:font-style="italic" officeooo:rsid="00351902" officeooo:paragraph-rsid="00d5cb89" style:font-size-asian="8pt" style:font-style-asian="italic" style:font-size-complex="8pt" style:font-style-complex="italic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solid" draw:fill-color="#808080"/>
      <style:text-properties fo:font-size="12pt"/>
    </style:style>
    <style:style style:name="P46" style:family="paragraph">
      <loext:graphic-properties draw:fill="solid" draw:fill-color="#808080"/>
    </style:style>
    <style:style style:name="P47" style:family="paragraph">
      <loext:graphic-properties draw:fill="solid" draw:fill-color="#999999"/>
      <style:text-properties fo:font-size="12pt"/>
    </style:style>
    <style:style style:name="P4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1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808080" style:font-name="Comic Sans MS" fo:hyphenate="false"/>
    </style:style>
    <style:style style:name="P51" style:family="paragraph">
      <loext:graphic-properties draw:fill="solid" draw:fill-color="#eeeeee"/>
      <style:paragraph-properties fo:text-align="center"/>
      <style:text-properties fo:color="#808080" style:font-name="CoMIC SANS MS"/>
    </style:style>
    <style:style style:name="P52" style:family="paragraph">
      <loext:graphic-properties draw:fill-color="#cccccc"/>
      <style:paragraph-properties fo:text-align="center"/>
    </style:style>
    <style:style style:name="P5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FreeSans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-color="#ffffff"/>
      <style:paragraph-properties fo:text-align="center"/>
      <style:text-properties fo:color="#cccccc" style:font-name="FreeSans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dddddd"/>
      <style:paragraph-properties fo:text-align="center"/>
      <style:text-properties fo:color="#808080" style:font-name="Comic Sans MS" fo:font-size="16pt" style:font-size-asian="16pt" style:font-size-complex="16pt"/>
    </style:style>
    <style:style style:name="P56" style:family="paragraph">
      <loext:graphic-properties draw:fill="solid" draw:fill-color="#dddddd"/>
      <style:paragraph-properties fo:text-align="center"/>
      <style:text-properties fo:color="#808080" style:font-name="Comic Sans Ms" fo:font-size="16pt" style:font-size-asian="16pt" style:font-size-complex="16pt"/>
    </style:style>
    <style:style style:name="P57" style:family="paragraph">
      <style:paragraph-properties fo:text-align="end"/>
    </style:style>
    <style:style style:name="P58" style:family="paragraph">
      <loext:graphic-properties draw:fill="none" draw:fill-color="#ffffff"/>
      <style:paragraph-properties fo:text-align="end"/>
      <style:text-properties fo:color="#808080" style:font-name="Comic Sans MS" fo:font-size="8pt" style:font-size-asian="8pt" style:font-size-complex="8pt"/>
    </style:style>
    <style:style style:name="P59" style:family="paragraph">
      <loext:graphic-properties draw:fill="none" draw:fill-color="#ffffff"/>
      <style:text-properties fo:color="#808080" style:font-name="Comic Sans MS" fo:font-size="20pt" style:font-size-asian="20pt" style:font-size-complex="20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mic Sans MS" fo:font-size="12pt" fo:hyphenate="false"/>
    </style:style>
    <style:style style:name="P61" style:family="paragraph">
      <loext:graphic-properties draw:fill-color="#ffffff"/>
      <style:paragraph-properties fo:text-align="center"/>
      <style:text-properties fo:color="#808080" style:font-name="Comic Sans MS" fo:font-size="24pt" style:font-size-asian="24pt" style:font-size-complex="24pt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808080" style:font-name="Comic Sans MS" fo:font-size="18pt" style:text-underline-style="solid" style:text-underline-width="auto" style:text-underline-color="font-color" style:font-size-asian="18pt" style:font-size-complex="18pt" fo:hyphenate="false"/>
    </style:style>
    <style:style style:name="P64" style:family="paragraph">
      <loext:graphic-properties draw:fill="gradient" draw:fill-color="#808080" draw:fill-gradient-name="Brownie"/>
      <style:text-properties fo:font-size="12pt"/>
    </style:style>
    <style:style style:name="P65" style:family="paragraph">
      <loext:graphic-properties draw:fill="gradient" draw:fill-color="#808080" draw:fill-gradient-name="Brownie"/>
    </style:style>
    <style:style style:name="P66" style:family="paragraph">
      <loext:graphic-properties draw:fill="gradient" draw:fill-color="#999999" draw:fill-gradient-name="Brownie"/>
      <style:text-properties fo:font-size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6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0pt" style:language-asian="zh" style:country-asian="CN" style:font-style-asian="normal" style:font-weight-asian="bold" style:font-name-complex="FreeSans1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loext:graphic-properties draw:fill="gradient" draw:fill-color="#808080" draw:fill-gradient-name="Deep_20_Green"/>
      <style:text-properties fo:font-size="12pt"/>
    </style:style>
    <style:style style:name="P69" style:family="paragraph">
      <loext:graphic-properties draw:fill="gradient" draw:fill-color="#808080" draw:fill-gradient-name="Deep_20_Green"/>
    </style:style>
    <style:style style:name="P70" style:family="paragraph">
      <loext:graphic-properties draw:fill="gradient" draw:fill-color="#999999" draw:fill-gradient-name="Deep_20_Green"/>
      <style:text-properties fo:font-size="12pt"/>
    </style:style>
    <style:style style:name="P71" style:family="paragraph">
      <loext:graphic-properties draw:fill="gradient" draw:fill-color="#808080" draw:fill-gradient-name="Tango_20_Yellow"/>
      <style:text-properties fo:font-size="12pt"/>
    </style:style>
    <style:style style:name="P72" style:family="paragraph">
      <loext:graphic-properties draw:fill="gradient" draw:fill-color="#808080" draw:fill-gradient-name="Tango_20_Yellow"/>
    </style:style>
    <style:style style:name="P73" style:family="paragraph">
      <loext:graphic-properties draw:fill="gradient" draw:fill-color="#999999" draw:fill-gradient-name="Tango_20_Yellow"/>
      <style:text-properties fo:font-size="12pt"/>
    </style:style>
    <style:style style:name="P74" style:family="paragraph">
      <loext:graphic-properties draw:fill="gradient" draw:fill-color="#808080" draw:fill-gradient-name="Sunburst"/>
      <style:text-properties fo:font-size="12pt"/>
    </style:style>
    <style:style style:name="P75" style:family="paragraph">
      <loext:graphic-properties draw:fill="gradient" draw:fill-color="#808080" draw:fill-gradient-name="Sunburst"/>
    </style:style>
    <style:style style:name="P76" style:family="paragraph">
      <loext:graphic-properties draw:fill="gradient" draw:fill-color="#999999" draw:fill-gradient-name="Sunburst"/>
      <style:text-properties fo:font-size="12pt"/>
    </style:style>
    <style:style style:name="P77" style:family="paragraph">
      <loext:graphic-properties draw:fill="gradient" draw:fill-color="#808080" draw:fill-gradient-name="Tango_20_Purple"/>
      <style:text-properties fo:font-size="12pt"/>
    </style:style>
    <style:style style:name="P78" style:family="paragraph">
      <loext:graphic-properties draw:fill="gradient" draw:fill-color="#808080" draw:fill-gradient-name="Tango_20_Purple"/>
    </style:style>
    <style:style style:name="P79" style:family="paragraph">
      <loext:graphic-properties draw:fill="gradient" draw:fill-color="#999999" draw:fill-gradient-name="Tango_20_Purple"/>
      <style:text-properties fo:font-size="12pt"/>
    </style:style>
    <style:style style:name="P80" style:family="paragraph">
      <style:paragraph-properties fo:line-height="150%" fo:text-align="center"/>
    </style:style>
    <style:style style:name="P81" style:family="paragraph">
      <style:paragraph-properties fo:line-height="150%"/>
    </style:style>
    <style:style style:name="P82" style:family="paragraph">
      <loext:graphic-properties draw:fill="none" draw:fill-color="#ffffff"/>
      <style:text-properties fo:color="#808080" style:font-name="Comic Sans" fo:font-size="11pt" style:font-size-asian="11pt" style:font-size-complex="11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9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6pt" style:language-asian="zh" style:country-asian="CN" style:font-style-asian="normal" style:font-weight-asian="bold" style:font-name-complex="FreeSans1" style:font-size-complex="9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5" style:family="paragraph">
      <loext:graphic-properties draw:fill="gradient" draw:fill-color="#808080" draw:fill-gradient-name="Tango_20_Blue"/>
      <style:text-properties fo:font-size="12pt"/>
    </style:style>
    <style:style style:name="P86" style:family="paragraph">
      <loext:graphic-properties draw:fill="gradient" draw:fill-color="#808080" draw:fill-gradient-name="Tango_20_Blue"/>
    </style:style>
    <style:style style:name="P87" style:family="paragraph">
      <loext:graphic-properties draw:fill="gradient" draw:fill-color="#999999" draw:fill-gradient-name="Tango_20_Blue"/>
      <style:text-properties fo:font-size="12pt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mic Sans MS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FreeSans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9" style:family="paragraph">
      <style:paragraph-properties fo:margin-left="0cm" fo:margin-right="0cm" fo:margin-top="0.101cm" fo:margin-bottom="0.101cm" fo:line-height="15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mic Sans MS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FreeSans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mic Sans MS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FreeSans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2" style:family="paragraph">
      <loext:graphic-properties draw:fill="hatch" draw:fill-color="#e6e6ff" draw:fill-hatch-name="Black_20_0_20_Degrees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6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3" style:family="paragraph">
      <loext:graphic-properties draw:fill="hatch" draw:fill-color="#e6e6ff" draw:fill-hatch-name="Black_20_0_20_Degrees"/>
      <style:text-properties fo:font-size="12pt"/>
    </style:style>
    <style:style style:name="P94" style:family="paragraph">
      <loext:graphic-properties draw:fill="hatch" draw:fill-color="#e6e6ff" draw:fill-hatch-name="Black_20_0_20_Degre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017e"/>
    </style:style>
    <style:style style:name="T3" style:family="text">
      <style:text-properties style:font-name="Comic Sans MS" fo:font-size="20pt" officeooo:rsid="002379b7" style:font-size-asian="20pt" style:font-size-complex="20pt"/>
    </style:style>
    <style:style style:name="T4" style:family="text">
      <style:text-properties style:font-name="Comic Sans MS" fo:font-size="66pt" officeooo:rsid="00117b2a" style:font-size-asian="66pt" style:font-size-complex="66pt"/>
    </style:style>
    <style:style style:name="T5" style:family="text">
      <style:text-properties style:font-name="Comic Sans MS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Comic Sans MS" fo:font-size="14pt" fo:font-style="normal" officeooo:rsid="00265334" style:font-size-asian="14pt" style:font-style-asian="normal" style:font-size-complex="14pt" style:font-style-complex="normal"/>
    </style:style>
    <style:style style:name="T7" style:family="text">
      <style:text-properties style:font-name="Comic Sans MS" fo:font-size="40pt" officeooo:rsid="002f65ce" style:font-size-asian="40pt" style:font-size-complex="40pt"/>
    </style:style>
    <style:style style:name="T8" style:family="text">
      <style:text-properties style:font-name="Comic Sans MS" fo:font-size="40pt" officeooo:rsid="00117b2a" style:font-size-asian="40pt" style:font-size-complex="40pt"/>
    </style:style>
    <style:style style:name="T9" style:family="text">
      <style:text-properties fo:color="#808080" style:font-name="Comic Sans MS" fo:font-size="8pt" fo:font-weight="normal" officeooo:rsid="0015e48e" style:font-size-asian="8pt" style:font-weight-asian="normal" style:font-size-complex="8pt" style:font-weight-complex="normal"/>
    </style:style>
    <style:style style:name="T10" style:family="text">
      <style:text-properties fo:color="#808080" style:font-name="Comic Sans MS" fo:font-size="8pt" fo:font-weight="normal" officeooo:rsid="00112e1e" style:font-size-asian="8pt" style:font-weight-asian="normal" style:font-size-complex="8pt" style:font-weight-complex="normal"/>
    </style:style>
    <style:style style:name="T11" style:family="text">
      <style:text-properties fo:color="#808080" style:font-name="Comic Sans MS" fo:font-size="8pt" fo:font-weight="normal" officeooo:rsid="008555b7" style:font-size-asian="8pt" style:font-weight-asian="normal" style:font-size-complex="8pt" style:font-weight-complex="normal"/>
    </style:style>
    <style:style style:name="T12" style:family="text">
      <style:text-properties fo:color="#808080" style:font-name="Comic Sans MS" fo:font-size="8pt" fo:font-weight="normal" officeooo:rsid="00b227f3" style:font-size-asian="8pt" style:font-weight-asian="normal" style:font-size-complex="8pt" style:font-weight-complex="normal"/>
    </style:style>
    <style:style style:name="T13" style:family="text">
      <style:text-properties fo:color="#808080" style:font-name="Comic Sans MS" fo:font-size="8pt" fo:font-weight="normal" officeooo:rsid="003a8f20" style:font-size-asian="8pt" style:font-weight-asian="normal" style:font-size-complex="8pt" style:font-weight-complex="normal"/>
    </style:style>
    <style:style style:name="T14" style:family="text">
      <style:text-properties fo:color="#808080" style:font-name="Comic Sans MS" fo:font-size="8pt" fo:font-weight="normal" officeooo:rsid="0114064e" style:font-size-asian="8pt" style:font-weight-asian="normal" style:font-size-complex="8pt" style:font-weight-complex="normal"/>
    </style:style>
    <style:style style:name="T15" style:family="text">
      <style:text-properties fo:color="#808080" style:font-name="Comic Sans MS" fo:font-size="8pt" fo:font-weight="normal" officeooo:rsid="00112e1e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5a165e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e48e" style:font-weight-asian="normal" style:font-weight-complex="normal"/>
    </style:style>
    <style:style style:name="T21" style:family="text">
      <style:text-properties fo:font-weight="normal" officeooo:rsid="01155ad9" style:font-weight-asian="normal" style:font-weight-complex="normal"/>
    </style:style>
    <style:style style:name="T22" style:family="text">
      <style:text-properties fo:font-weight="normal" officeooo:rsid="0116f5a2" style:font-weight-asian="normal" style:font-weight-complex="normal"/>
    </style:style>
    <style:style style:name="T23" style:family="text">
      <style:text-properties fo:font-weight="normal" officeooo:rsid="0118116e" style:font-weight-asian="normal" style:font-weight-complex="normal"/>
    </style:style>
    <style:style style:name="T24" style:family="text">
      <style:text-properties fo:font-weight="normal" officeooo:rsid="011849f7" style:font-weight-asian="normal" style:font-weight-complex="normal"/>
    </style:style>
    <style:style style:name="T25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1" style:font-size-complex="1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808080" style:font-name="Comic Sans MS"/>
    </style:style>
    <style:style style:name="T30" style:family="text">
      <style:text-properties fo:color="#808080" style:font-name="Comic Sans MS" fo:font-size="10pt" fo:font-style="normal" style:font-size-asian="10.5pt" style:font-style-asian="normal" style:font-size-complex="12pt" style:font-style-complex="normal"/>
    </style:style>
    <style:style style:name="T31" style:family="text">
      <style:text-properties fo:color="#808080" style:font-name="CoMIC SANS MS"/>
    </style:style>
    <style:style style:name="T32" style:family="text">
      <style:text-properties fo:color="#808080" style:font-name="CoMIC SANS MS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808080" style:font-name="Comic Sans MS" fo:font-size="10pt" fo:font-style="normal" style:font-size-asian="10pt" style:font-style-asian="normal" style:font-size-complex="10pt" style:font-style-complex="normal"/>
    </style:style>
    <style:style style:name="T34" style:family="text">
      <style:text-properties fo:color="#cccccc" style:font-name="FreeSans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808080" style:font-name="Comic Sans MS" fo:font-size="16pt" style:font-size-asian="16pt" style:font-size-complex="16pt"/>
    </style:style>
    <style:style style:name="T36" style:family="text">
      <style:text-properties fo:color="#808080" style:font-name="Comic Sans MS" fo:font-size="14pt" style:font-size-asian="14pt" style:font-size-complex="14pt"/>
    </style:style>
    <style:style style:name="T37" style:family="text">
      <style:text-properties fo:color="#808080" style:font-name="Comic Sans Ms" fo:font-size="16pt" style:font-size-asian="16pt" style:font-size-complex="16pt"/>
    </style:style>
    <style:style style:name="T38" style:family="text">
      <style:text-properties fo:color="#808080" style:font-name="Comic Sans MS" fo:font-size="8pt" style:font-size-asian="8pt" style:font-size-complex="8pt"/>
    </style:style>
    <style:style style:name="T39" style:family="text">
      <style:text-properties fo:color="#808080" style:font-name="Comic Sans MS" fo:font-size="20pt" style:font-size-asian="20pt" style:font-size-complex="20pt"/>
    </style:style>
    <style:style style:name="T40" style:family="text">
      <style:text-properties fo:color="#808080" style:font-name="Comic Sans MS" fo:font-size="24pt" style:font-size-asian="24pt" style:font-size-complex="24pt"/>
    </style:style>
    <style:style style:name="T41" style:family="text">
      <style:text-properties fo:color="#808080" style:font-name="Comic Sans MS" fo:font-size="18pt" style:text-underline-style="solid" style:text-underline-width="auto" style:text-underline-color="font-color" style:font-size-asian="18pt" style:font-size-complex="18pt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6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0pt" style:language-asian="zh" style:country-asian="CN" style:font-style-asian="normal" style:font-weight-asian="bold" style:font-name-complex="FreeSans1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color="#808080" style:font-name="Comic Sans" fo:font-size="11pt" style:font-size-asian="11pt" style:font-size-complex="11pt"/>
    </style:style>
    <style:style style:name="T44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9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6pt" style:language-asian="zh" style:country-asian="CN" style:font-style-asian="normal" style:font-weight-asian="bold" style:font-name-complex="FreeSans1" style:font-size-complex="9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2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normal" style:font-name-complex="Free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6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2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2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4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5" style:family="graphic">
      <style:graphic-properties draw:stroke="none" draw:stroke-dash="Line_20_Style_20_9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6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7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8" style:family="graphic">
      <style:graphic-properties draw:stroke="dash" draw:stroke-dash="Ultrafine_20_Dotted_20__28_var_29_" svg:stroke-width="0.049cm" svg:stroke-color="#dddddd" draw:marker-start-width="0.427cm" draw:marker-end-width="0.427cm" draw:fill="solid" draw:fill-color="#eeeeee" draw:textarea-vertical-align="middle" fo:min-height="3.3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99cm" svg:stroke-color="#b2b2b2" draw:marker-start-width="0.951cm" draw:marker-end-width="0.951cm" draw:fill="solid" draw:fill-color="#eeeeee" fo:min-height="1.37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svg:stroke-color="#dddddd" draw:marker-start-width="0.503cm" draw:marker-end-width="0.503cm" draw:fill-color="#cccccc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cccccc" draw:marker-start-width="0.503cm" draw:marker-end-width="0.503cm" draw:fill-color="#ffffff" draw:textarea-horizontal-align="justify" draw:textarea-vertical-align="middle" draw:auto-grow-height="false" fo:min-height="0.785cm" fo:min-width="0.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Dashed_20__28_var_29__20_4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273cm" fo:min-width="1.736cm" fo:padding-top="0cm" fo:padding-bottom="0cm" fo:padding-left="0cm" fo:padding-right="0cm" style:run-through="foreground"/>
    </style:style>
    <style:style style:name="gr13" style:family="graphic">
      <style:graphic-properties draw:stroke="none" draw:stroke-dash="Line_20_Style_20_9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18cm" fo:min-width="1.323cm" fo:padding-top="0cm" fo:padding-bottom="0cm" fo:padding-left="0cm" fo:padding-right="0cm" style:run-through="foreground"/>
    </style:style>
    <style:style style:name="gr14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127cm" fo:min-width="0.97cm" fo:padding-top="0cm" fo:padding-bottom="0cm" fo:padding-left="0cm" fo:padding-right="0cm" style:run-through="foreground"/>
    </style:style>
    <style:style style:name="gr15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074cm" fo:min-width="0.57cm" fo:padding-top="0cm" fo:padding-bottom="0cm" fo:padding-left="0cm" fo:padding-right="0cm" style:run-through="foreground"/>
    </style:style>
    <style:style style:name="gr16" style:family="graphic">
      <style:graphic-properties draw:stroke="none" svg:stroke-color="#000000" draw:fill="solid" draw:fill-color="#dddddd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cccccc" draw:fill="none" draw:fill-color="#ffffff" draw:textarea-vertical-align="middle" fo:min-height="2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cccccc" draw:fill="none" draw:fill-color="#ffffff" draw:textarea-vertical-align="middle" fo:min-height="22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99cm" svg:stroke-color="#dddddd" draw:marker-start-width="0.651cm" draw:marker-end-width="0.651cm" draw:fill-color="#ffffff" draw:textarea-horizontal-align="justify" draw:textarea-vertical-align="middle" draw:auto-grow-height="false" fo:min-height="1.501cm" fo:min-width="1.67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199cm" svg:stroke-color="#dddddd" draw:marker-start-width="0.651cm" draw:marker-end-width="0.651cm" draw:fill-color="#ffffff" draw:textarea-horizontal-align="justify" draw:textarea-vertical-align="middle" draw:auto-grow-height="false" fo:min-height="1.304cm" fo:min-width="1.48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Ultrafine_20_Dashed" svg:stroke-width="0.199cm" svg:stroke-color="#cccccc" draw:marker-start-width="0.651cm" draw:marker-end-width="0.651cm" draw:fill-color="#cccccc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Brownie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26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Brownie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27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Brownie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28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Brownie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29" style:family="graphic">
      <style:graphic-properties draw:stroke="solid" svg:stroke-width="0.101cm" svg:stroke-color="#cccccc" draw:marker-start-width="0.649cm" draw:marker-end-width="0.649cm" draw:fill="none" draw:fill-color="#ffffff" draw:textarea-vertical-align="middle" fo:min-height="5.5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Deep_20_Green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31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Deep_20_Green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32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Deep_20_Green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33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Deep_20_Green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34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Tango_20_Yellow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35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Tango_20_Yellow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36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Yellow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37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Yellow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38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Sunburst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39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Sunburst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40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Sunburst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41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Sunburst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42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Tango_20_Purple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43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Tango_20_Purple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44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Purple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45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Purple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46" style:family="graphic">
      <style:graphic-properties draw:stroke="dash" draw:stroke-dash="Ultrafine_20_Dashed" svg:stroke-width="0.101cm" svg:stroke-color="#cccccc" draw:marker-start-width="0.649cm" draw:marker-end-width="0.649cm" draw:fill="none" draw:fill-color="#ffffff" fo:min-height="7.7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draw:textarea-vertical-align="middle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draw:textarea-vertical-align="middle" fo:min-height="9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Tango_20_Blue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50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Tango_20_Blue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51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Blue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52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Blue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53" style:family="graphic">
      <style:graphic-properties draw:stroke="none" svg:stroke-color="#000000" draw:fill="solid" draw:fill-color="#eeeeee" draw:textarea-vertical-align="top" fo:min-height="4.8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style:run-through="foreground" style:vertical-pos="from-top" style:vertical-rel="paragraph" style:horizontal-pos="from-left" style:horizontal-rel="paragraph"/>
    </style:style>
    <style:style style:name="gr55" style:family="graphic">
      <style:graphic-properties draw:stroke="solid" svg:stroke-width="0.101cm" svg:stroke-color="#000000" draw:marker-start-width="0.503cm" draw:marker-end-width="0.503cm" draw:fill="hatch" draw:fill-color="#e6e6ff" draw:fill-hatch-name="Black_20_0_20_Degrees" draw:textarea-vertical-align="middle" fo:min-height="1.794cm" style:run-through="foreground"/>
    </style:style>
    <style:style style:name="gr56" style:family="graphic">
      <style:graphic-properties style:run-through="foreground"/>
    </style:style>
    <style:style style:name="gr57" style:family="graphic">
      <style:graphic-properties draw:stroke="solid" draw:stroke-dash="Dashed_20__28_var_29__20_4" svg:stroke-width="0.101cm" svg:stroke-color="#ffffff" draw:marker-start-width="0.503cm" draw:marker-end-width="0.503cm" draw:fill="hatch" draw:fill-color="#e6e6ff" draw:fill-hatch-name="Black_20_0_20_Degrees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58" style:family="graphic">
      <style:graphic-properties draw:stroke="solid" draw:stroke-dash="Line_20_Style_20_9" svg:stroke-width="0.101cm" svg:stroke-color="#ffffff" draw:marker-start-width="0.503cm" draw:marker-end-width="0.503cm" draw:fill="hatch" draw:fill-color="#e6e6ff" draw:fill-hatch-name="Black_20_0_20_Degrees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59" style:family="graphic">
      <style:graphic-properties draw:stroke="solid" draw:stroke-dash="Dashed_20__28_var_29_" svg:stroke-width="0.101cm" svg:stroke-color="#ffffff" draw:marker-start-width="0.503cm" draw:marker-end-width="0.503cm" draw:fill="hatch" draw:fill-color="#e6e6ff" draw:fill-hatch-name="Black_20_0_20_Degrees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60" style:family="graphic">
      <style:graphic-properties draw:stroke="solid" draw:stroke-dash="Dashed_20__28_var_29_" svg:stroke-width="0.101cm" svg:stroke-color="#ffffff" draw:marker-start-width="0.503cm" draw:marker-end-width="0.503cm" draw:fill="hatch" draw:fill-color="#e6e6ff" draw:fill-hatch-name="Black_20_0_20_Degrees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<text:s text:c="38"/>G</text:span><text:span text:style-name="T10">etting Started <text:s text:c="5"/>Documentation <text:s text:c="5"/>Download <text:s text:c="5"/></text:span><text:span text:style-name="T14">Benchmark</text:span><text:span text:style-name="T10"> <text:s text:c="12"/>[Simulation@ID</text:span><text:span text:style-name="T11">]</text:span><text:span text:style-name="T12">[GO]</text:span><text:span text:style-name="T11"> <text:s text:c="5"/></text:span><text:a xlink:type="simple" xlink:href="#Sign in" text:style-name="Internet_20_link" text:visited-style-name="Visited_20_Internet_20_Link"><text:span text:style-name="T13">Sign in</text:span></text:a><text:span text:style-name="T10"> <text:s text:c="3"/></text:span><text:a xlink:type="simple" xlink:href="#Sign up" text:style-name="Internet_20_link" text:visited-style-name="Visited_20_Internet_20_Link"><text:span text:style-name="T15">Sign up</text:span></text:a></text:p>
          </table:table-cell>
        </table:table-row>
        <table:table-row table:style-name="Table1.2">
          <table:table-cell table:style-name="Table1.A2" office:value-type="string">
            <text:p text:style-name="P4"/>
            <text:p text:style-name="P6"/>
            <text:p text:style-name="P6"><draw:g text:anchor-type="paragraph" draw:z-index="2" draw:style-name="gr3"><draw:custom-shape draw:style-name="gr4" draw:text-style-name="P45" svg:width="1.371cm" svg:height="0.505cm" svg:x="1.616cm" svg:y="-2.029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46" svg:width="1.045cm" svg:height="0.331cm" svg:x="1.771cm" svg:y="-2.373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6" draw:text-style-name="P47" svg:width="0.766cm" svg:height="0.235cm" svg:x="1.921cm" svg:y="-2.644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7" draw:text-style-name="P47" svg:width="0.449cm" svg:height="0.135cm" svg:x="2.078cm" svg:y="-2.803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<text:p text:style-name="P10">HEADING</text:p>
            <text:p text:style-name="P7"><text:span text:style-name="T6">heading description</text:span><text:span text:style-name="T5"> <text:s text:c="112"/></text:span><text:s/></text:p>
            <text:p text:style-name="P7"/>
            <text:p text:style-name="P11"/>
            <text:p text:style-name="P12"><text:span text:style-name="T2">MAIN </text:span>FEATURES</text:p>
            <text:p text:style-name="P13">brief introduction</text:p>
            <text:p text:style-name="P16"/>
            <text:p text:style-name="P11"><draw:frame text:anchor-type="paragraph" draw:z-index="9" draw:name="Shape1" draw:style-name="gr8" draw:text-style-name="P53" svg:width="4.388cm" svg:height="3.366cm" svg:x="0.947cm" svg:y="0.31cm"><draw:text-box><text:p text:style-name="P43"><text:span text:style-name="T26"/></text:p><text:p text:style-name="P43"><text:span text:style-name="T26"><text:a xlink:href="mailto:FEATURE@1" xlink:type="simple">FEATURE@1</text:a></text:span></text:p><text:p text:style-name="P43"><text:span text:style-name="T27">des</text:span><text:span text:style-name="T27">cript</text:span><text:span text:style-name="T27">ion</text:span></text:p></draw:text-box></draw:frame><draw:frame text:anchor-type="paragraph" draw:z-index="8" draw:name="Shape1" draw:style-name="gr8" draw:text-style-name="P50" svg:width="4.502cm" svg:height="3.366cm" svg:x="10.296cm" svg:y="0.31cm"><draw:text-box><text:p text:style-name="P43"><text:span text:style-name="T28"/></text:p><text:p text:style-name="P49"><text:span text:style-name="T29"><text:a xlink:href="mailto:FEATURE@3" xlink:type="simple">FEATURE@3</text:a></text:span></text:p><text:p text:style-name="P49"><text:span text:style-name="T33">des</text:span><text:span text:style-name="T33">cript</text:span><text:span text:style-name="T33">ion</text:span></text:p></draw:text-box></draw:frame><draw:frame text:anchor-type="paragraph" draw:z-index="4" draw:name="Shape1" draw:style-name="gr8" draw:text-style-name="P50" svg:width="4.46cm" svg:height="3.366cm" svg:x="15.231cm" svg:y="0.31cm"><draw:text-box><text:p text:style-name="P43"><text:span text:style-name="T28"/></text:p><text:p text:style-name="P49"><text:span text:style-name="T29"><text:a xlink:href="mailto:FEATURE@4" xlink:type="simple">FEATURE@4</text:a></text:span></text:p><text:p text:style-name="P49"><text:span text:style-name="T30">des</text:span><text:span text:style-name="T30">cript</text:span><text:span text:style-name="T30">ion</text:span></text:p></draw:text-box></draw:frame><draw:frame text:anchor-type="paragraph" draw:z-index="3" draw:name="Shape1" draw:style-name="gr8" draw:text-style-name="P48" svg:width="4.234cm" svg:height="3.366cm" svg:x="5.747cm" svg:y="0.339cm"><draw:text-box><text:p text:style-name="P43"><text:span text:style-name="T26"/></text:p><text:p text:style-name="P43"><text:span text:style-name="T26"><text:a xlink:href="mailto:FEATURE@2" xlink:type="simple">FEATURE@2</text:a></text:span></text:p><text:p text:style-name="P43"><text:span text:style-name="T27">de</text:span><text:span text:style-name="T27">sc</text:span><text:span text:style-name="T27">rip</text:span><text:span text:style-name="T27">tio</text:span><text:span text:style-name="T27">n</text:span></text:p></draw:text-box></draw:frame></text:p>
            <text:p text:style-name="P11"/>
            <text:p text:style-name="P17"/>
            <text:p text:style-name="P17"/>
            <text:p text:style-name="P17"/>
            <text:p text:style-name="P17"/>
            <text:p text:style-name="P17"/>
            <text:p text:style-name="P17"><draw:custom-shape text:anchor-type="paragraph" draw:z-index="10" draw:style-name="gr11" draw:text-style-name="P54" svg:width="1.382cm" svg:height="1.248cm" svg:x="1.12cm" svg:y="0.434cm"><text:p text:style-name="P49"><text:span text:style-name="T34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8"><text:span text:style-name="T3">FAST DETAILED DESCRIPTION</text:span><text:span text:style-name="T4"> </text:span></text:p>
            <text:p text:style-name="P18"/>
            <text:p text:style-name="P9"><draw:frame text:anchor-type="paragraph" draw:z-index="0" draw:name="Shape1" draw:style-name="gr1" draw:text-style-name="P44" svg:width="4.638cm" svg:height="2.705cm" svg:x="4.662cm" svg:y="1.54cm"><draw:text-box><text:p text:style-name="P43"><text:span text:style-name="T25">Experi</text:span><text:span text:style-name="T25">ments </text:span><text:span text:style-name="T25">more </text:span><text:span text:style-name="T25">support</text:span><text:span text:style-name="T25">ed</text:span></text:p></draw:text-box></draw:frame><draw:frame text:anchor-type="paragraph" draw:z-index="1" draw:name="Shape1" draw:style-name="gr2" draw:text-style-name="P44" svg:width="4.324cm" svg:height="2.537cm" svg:x="11.024cm" svg:y="1.512cm"><draw:text-box><text:p text:style-name="P43"><text:span text:style-name="T25">Top </text:span><text:span text:style-name="T25">5: </text:span><text:span text:style-name="T25">Best </text:span><text:span text:style-name="T25">Meth</text:span><text:span text:style-name="T25">ods </text:span><text:span text:style-name="T25">So </text:span><text:span text:style-name="T25">Far</text:span></text:p></draw:text-box></draw:frame><draw:line text:anchor-type="paragraph" draw:z-index="7" draw:style-name="gr10" draw:text-style-name="P52" svg:x1="10.091cm" svg:y1="1.614cm" svg:x2="10.091cm" svg:y2="4.362cm"><text:p/></draw:line><text:bookmark-start text:name="Dash board"/><text:span text:style-name="T7">D</text:span><text:span text:style-name="T8">ash board</text:span><text:bookmark-end text:name="Dash board"/></text:p>
            <text:p text:style-name="P41"/>
            <text:p text:style-name="P41"/>
            <text:p text:style-name="P42"/>
            <text:p text:style-name="P42">#home_proto</text:p>
          </table:table-cell>
        </table:table-row>
      </table:table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9"><draw:g text:anchor-type="paragraph" draw:z-index="30" draw:style-name="gr3"><draw:custom-shape draw:style-name="gr34" draw:text-style-name="P71" svg:width="1.371cm" svg:height="0.505cm" svg:x="1.134cm" svg:y="0.37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5" draw:text-style-name="P72" svg:width="1.045cm" svg:height="0.331cm" svg:x="1.289cm" svg:y="0.033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6" draw:text-style-name="P73" svg:width="0.766cm" svg:height="0.235cm" svg:x="1.439cm" svg:y="-0.238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7" draw:text-style-name="P73" svg:width="0.449cm" svg:height="0.135cm" svg:x="1.596cm" svg:y="-0.39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 <text:s text:c="8"/><text:span text:style-name="T16"><text:s text:c="4"/></text:span><text:s text:c="2"/><text:span text:style-name="T1"><text:s text:c="10"/></text:span><text:span text:style-name="T20">G</text:span><text:span text:style-name="T19">etting Started | Documentation | Download | </text:span><text:span text:style-name="T21">Benchmark</text:span><text:span text:style-name="T19"> <text:s text:c="18"/>[Simulation @ID] <text:s text:c="3"/>Sign in | Sign up</text:span></text:p>
          </table:table-cell>
        </table:table-row>
        <table:table-row table:style-name="Table2.2">
          <table:table-cell table:style-name="Table2.A2" office:value-type="string">
            <text:p text:style-name="P5"/>
            <text:p text:style-name="P14"/>
            <text:p text:style-name="P14"/>
            <text:p text:style-name="P14"/>
            <text:p text:style-name="P14"/>
            <text:p text:style-name="P14"><draw:frame text:anchor-type="paragraph" draw:z-index="41" draw:name="Shape3" draw:style-name="gr17" draw:text-style-name="P58" svg:width="4.876cm" svg:height="0.484cm" svg:x="15.533cm" svg:y="17.935cm"><draw:text-box><text:p text:style-name="P57"><text:span text:style-name="T38">#signin_proto</text:span></text:p></draw:text-box></draw:frame></text:p>
            <text:p text:style-name="P14"><draw:g text:anchor-type="paragraph" draw:z-index="11" draw:style-name="gr3"><draw:custom-shape draw:style-name="gr12" draw:text-style-name="P45" svg:width="1.735cm" svg:height="0.639cm" svg:x="9.352cm" svg:y="1.2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3" draw:text-style-name="P46" svg:width="1.322cm" svg:height="0.419cm" svg:x="9.548cm" svg:y="0.81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4" draw:text-style-name="P47" svg:width="0.969cm" svg:height="0.297cm" svg:x="9.738cm" svg:y="0.469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5" draw:text-style-name="P47" svg:width="0.569cm" svg:height="0.17cm" svg:x="9.936cm" svg:y="0.268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<text:p text:style-name="P14"/>
            <text:p text:style-name="P23"/>
            <text:p text:style-name="P23"/>
            <text:p text:style-name="P23"/>
            <text:p text:style-name="P23"/>
            <text:p text:style-name="P23"/>
            <text:p text:style-name="P25">Username</text:p>
            <text:p text:style-name="P25">[ <text:s text:c="28"/>]</text:p>
            <text:p text:style-name="P25"/>
            <text:p text:style-name="P25">Password</text:p>
            <text:p text:style-name="P25">[ <text:s text:c="28"/>]</text:p>
            <text:p text:style-name="P26">Forgot Password?</text:p>
            <text:p text:style-name="P26"/>
            <text:p text:style-name="P26"/>
            <text:p text:style-name="P26"><draw:frame text:anchor-type="paragraph" draw:z-index="5" draw:name="Shape2" draw:style-name="gr9" draw:text-style-name="P51" svg:width="5.857cm" svg:height="1.576cm" svg:x="7.384cm" svg:y="0.192cm"><draw:text-box><text:p text:style-name="P49"><text:span text:style-name="T31"/></text:p><text:p text:style-name="P49"><text:span text:style-name="T32">S</text:span><text:span text:style-name="T32">I</text:span><text:span text:style-name="T32">G</text:span><text:span text:style-name="T32">N </text:span><text:span text:style-name="T32">I</text:span><text:span text:style-name="T32">N</text:span></text:p></draw:text-box></draw:frame></text:p>
            <text:p text:style-name="P26"/>
            <text:p text:style-name="P26"/>
            <text:p text:style-name="P26"/>
            <text:p text:style-name="P26"/>
            <text:p text:style-name="P26">New to CupID? Create an account</text:p>
            <text:p text:style-name="P26"/>
            <text:p text:style-name="P26"/>
            <text:p text:style-name="P26">__________________________________</text:p>
            <text:p text:style-name="P28">Terms <text:s text:c="2"/>Privacy <text:s text:c="2"/>Security <text:s text:c="2"/>Contact us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0"><draw:g text:anchor-type="paragraph" draw:z-index="31" draw:style-name="gr3"><draw:custom-shape draw:style-name="gr38" draw:text-style-name="P74" svg:width="1.371cm" svg:height="0.505cm" svg:x="1.067cm" svg:y="0.398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9" draw:text-style-name="P75" svg:width="1.045cm" svg:height="0.331cm" svg:x="1.222cm" svg:y="0.054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0" draw:text-style-name="P76" svg:width="0.766cm" svg:height="0.235cm" svg:x="1.372cm" svg:y="-0.2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1" draw:text-style-name="P76" svg:width="0.449cm" svg:height="0.135cm" svg:x="1.529cm" svg:y="-0.3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 <text:s text:c="10"/><text:span text:style-name="T16"><text:s text:c="3"/></text:span><text:s text:c="2"/><text:span text:style-name="T1"><text:s text:c="10"/></text:span><text:span text:style-name="T20">G</text:span><text:span text:style-name="T19">etting Started | Documentation | Download | </text:span><text:span text:style-name="T22">Benchmar</text:span><text:span text:style-name="T23">k</text:span><text:span text:style-name="T19"> <text:s text:c="18"/>[Simulation @ID] <text:s text:c="3"/>Sign in | Sign up</text:span></text:p>
          </table:table-cell>
        </table:table-row>
        <table:table-row table:style-name="Table3.2">
          <table:table-cell table:style-name="Table3.A2" office:value-type="string">
            <text:p text:style-name="P21"/>
            <text:p text:style-name="P21"/>
            <text:p text:style-name="P32"/>
            <text:p text:style-name="P40"/>
            <text:p text:style-name="P32">Join Cupid</text:p>
            <text:p text:style-name="P33"><text:bookmark-start text:name="Sign up"/><text:span text:style-name="T17">@Share your experience :</text:span><text:span text:style-name="T18">) </text:span><text:span text:style-name="T17"><text:s/></text:span><text:bookmark-end text:name="Sign up"/></text:p>
            <text:p text:style-name="P35"/>
            <text:p text:style-name="P15"/>
            <text:p text:style-name="P24"/>
            <text:p text:style-name="P34"/>
            <text:p text:style-name="P34"/>
            <text:p text:style-name="P34"/>
            <text:p text:style-name="P36">Username</text:p>
            <text:p text:style-name="P36">[ <text:s text:c="28"/>]</text:p>
            <text:p text:style-name="P36"/>
            <text:p text:style-name="P37">E-mail</text:p>
            <text:p text:style-name="P37">[ <text:s text:c="28"/>]</text:p>
            <text:p text:style-name="P36"/>
            <text:p text:style-name="P36">Password</text:p>
            <text:p text:style-name="P36">[ <text:s text:c="28"/>]</text:p>
            <text:p text:style-name="P37"/>
            <text:p text:style-name="P37">University</text:p>
            <text:p text:style-name="P37">[ <text:s text:c="28"/>]</text:p>
            <text:p text:style-name="P36"/>
            <text:p text:style-name="P38"/>
            <text:p text:style-name="P39"/>
            <text:p text:style-name="P27"/>
            <text:p text:style-name="P27"><draw:frame text:anchor-type="paragraph" draw:z-index="6" draw:name="Shape2" draw:style-name="gr9" draw:text-style-name="P51" svg:width="5.857cm" svg:height="1.576cm" svg:x="3.383cm" svg:y="-0.808cm"><draw:text-box><text:p text:style-name="P49"><text:span text:style-name="T31"/></text:p><text:p text:style-name="P49"><text:span text:style-name="T32">Cr</text:span><text:span text:style-name="T32">ea</text:span><text:span text:style-name="T32">te </text:span><text:span text:style-name="T32">an </text:span><text:span text:style-name="T32">acc</text:span><text:span text:style-name="T32">ou</text:span><text:span text:style-name="T32">nt</text:span></text:p></draw:text-box></draw:frame></text:p>
            <text:p text:style-name="P27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<draw:frame text:anchor-type="paragraph" draw:z-index="42" draw:name="Shape3" draw:style-name="gr17" draw:text-style-name="P58" svg:width="4.876cm" svg:height="0.484cm" svg:x="15.692cm" svg:y="0.157cm"><draw:text-box><text:p text:style-name="P57"><text:span text:style-name="T38">#signup_proto</text:span></text:p></draw:text-box></draw:frame></text:p>
            <text:p text:style-name="P29"/>
            <text:p text:style-name="P29"/>
            <text:p text:style-name="P29"/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draw:g text:anchor-type="paragraph" draw:z-index="29" draw:style-name="gr3"><draw:custom-shape draw:style-name="gr30" draw:text-style-name="P68" svg:width="1.371cm" svg:height="0.505cm" svg:x="1.155cm" svg:y="0.42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1" draw:text-style-name="P69" svg:width="1.045cm" svg:height="0.331cm" svg:x="1.31cm" svg:y="0.07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2" draw:text-style-name="P70" svg:width="0.766cm" svg:height="0.235cm" svg:x="1.46cm" svg:y="-0.194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3" draw:text-style-name="P70" svg:width="0.449cm" svg:height="0.135cm" svg:x="1.617cm" svg:y="-0.353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 <text:s text:c="7"/><text:span text:style-name="T1"><text:s text:c="19"/></text:span><text:span text:style-name="T20">G</text:span><text:span text:style-name="T19">etting Started | Documentation | Download | </text:span><text:span text:style-name="T24">Benchmark</text:span><text:span text:style-name="T19"> <text:s text:c="18"/>[Simulation @ID] <text:s text:c="3"/>Sign in | Sign up</text:span></text:p>
          </table:table-cell>
        </table:table-row>
        <table:table-row table:style-name="Table4.2">
          <table:table-cell table:style-name="Table4.A2" office:value-type="string">
            <text:p text:style-name="P2"/>
            <text:p text:style-name="P1"/>
            <text:p text:style-name="P1"/>
            <text:p text:style-name="P1"><draw:frame text:anchor-type="paragraph" draw:z-index="17" draw:name="Shape4" draw:style-name="gr18" draw:text-style-name="P59" svg:width="6.051cm" svg:height="1.646cm" svg:x="2.304cm" svg:y="0.116cm"><draw:text-box><text:p><text:span text:style-name="T39">Getting Started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><draw:frame text:anchor-type="paragraph" draw:z-index="13" draw:name="Shape3" draw:style-name="gr16" draw:text-style-name="P56" svg:width="6.85cm" svg:height="5.001cm" svg:x="10.312cm" svg:y="0.131cm"><draw:text-box><text:p text:style-name="P49"><text:span text:style-name="T37"/></text:p><text:p text:style-name="P49"><text:span text:style-name="T37">Su</text:span><text:span text:style-name="T37">pp</text:span><text:span text:style-name="T37">ort </text:span><text:span text:style-name="T37">a </text:span><text:span text:style-name="T37">Si</text:span><text:span text:style-name="T37">mu</text:span><text:span text:style-name="T37">lati</text:span><text:span text:style-name="T37">on </text:span></text:p><text:p text:style-name="P49"><text:span text:style-name="T37"/></text:p><text:p text:style-name="P49"><text:span text:style-name="T36">des</text:span><text:span text:style-name="T36">crip</text:span><text:span text:style-name="T36">tion</text:span></text:p></draw:text-box></draw:frame><draw:frame text:anchor-type="paragraph" draw:z-index="12" draw:name="Shape3" draw:style-name="gr16" draw:text-style-name="P55" svg:width="6.85cm" svg:height="5.001cm" svg:x="2.752cm" svg:y="0.071cm"><draw:text-box><text:p text:style-name="P49"><text:span text:style-name="T35"/></text:p><text:p text:style-name="P49"><text:span text:style-name="T35">C</text:span><text:span text:style-name="T35">re</text:span><text:span text:style-name="T35">at</text:span><text:span text:style-name="T35">e </text:span><text:span text:style-name="T35">B</text:span><text:span text:style-name="T35">e</text:span><text:span text:style-name="T35">n</text:span><text:span text:style-name="T35">c</text:span><text:span text:style-name="T35">h</text:span><text:span text:style-name="T35">m</text:span><text:span text:style-name="T35">a</text:span><text:span text:style-name="T35">rk</text:span></text:p><text:p text:style-name="P49"><text:span text:style-name="T35"/></text:p><text:p text:style-name="P49"><text:span text:style-name="T36">d</text:span><text:span text:style-name="T36">e</text:span><text:span text:style-name="T36">sc</text:span><text:span text:style-name="T36">ri</text:span><text:span text:style-name="T36">pt</text:span><text:span text:style-name="T36">io</text:span><text:span text:style-name="T36">n</text:span></text:p></draw:text-box></draw:frame><draw:frame text:anchor-type="paragraph" draw:z-index="14" draw:name="Shape3" draw:style-name="gr16" draw:text-style-name="P55" svg:width="6.85cm" svg:height="5.001cm" svg:x="2.75cm" svg:y="5.632cm"><draw:text-box><text:p text:style-name="P49"><text:span text:style-name="T35"/></text:p><text:p text:style-name="P49"><text:span text:style-name="T35">Inst</text:span><text:span text:style-name="T35">all </text:span><text:span text:style-name="T35">the </text:span><text:span text:style-name="T35">Host </text:span><text:span text:style-name="T35">Man</text:span><text:span text:style-name="T35">ager</text:span></text:p><text:p text:style-name="P49"><text:span text:style-name="T35"/></text:p><text:p text:style-name="P49"><text:span text:style-name="T36">desc</text:span><text:span text:style-name="T36">riptio</text:span><text:span text:style-name="T36">n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15" draw:name="Shape3" draw:style-name="gr16" draw:text-style-name="P55" svg:width="6.85cm" svg:height="5.001cm" svg:x="10.421cm" svg:y="4.293cm"><draw:text-box><text:p text:style-name="P49"><text:span text:style-name="T35"/></text:p><text:p text:style-name="P49"><text:span text:style-name="T35">Pro</text:span><text:span text:style-name="T35">file </text:span><text:span text:style-name="T35">You</text:span><text:span text:style-name="T35">r </text:span><text:span text:style-name="T35">Ow</text:span><text:span text:style-name="T35">n </text:span><text:span text:style-name="T35">Met</text:span><text:span text:style-name="T35">hod </text:span></text:p><text:p text:style-name="P49"><text:span text:style-name="T35"/></text:p><text:p text:style-name="P49"><text:span text:style-name="T36">des</text:span><text:span text:style-name="T36">crip</text:span><text:span text:style-name="T36">tion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text:anchor-type="paragraph" draw:z-index="16" draw:name="Shape3" draw:style-name="gr17" draw:text-style-name="P58" svg:width="4.876cm" svg:height="0.484cm" svg:x="15.602cm" svg:y="0.318cm"><draw:text-box><text:p text:style-name="P57"><text:span text:style-name="T38">#getting</text:span><text:span text:style-name="T38">started_</text:span><text:span text:style-name="T38">proto</text:span></text:p></draw:text-box></draw:frame></text:p>
            <text:p text:style-name="P1"/>
          </table:table-cell>
        </table:table-row>
      </table:table>
      <text:p text:style-name="P30"><draw:frame text:anchor-type="paragraph" draw:z-index="18" draw:name="Shape5" draw:style-name="gr19" draw:text-style-name="P60" svg:width="20.554cm" svg:height="2.548cm" svg:x="-1.732cm" svg:y="0.019cm"><draw:text-box><text:p><text:span text:style-name="T38"><text:s text:c="38"/></text:span><text:span text:style-name="T38">Getting Started <text:s text:c="5"/>Documentation <text:s text:c="5"/>Download <text:s text:c="5"/>Benchmark <text:s text:c="12"/>[Simulation@ID][GO] <text:s text:c="8"/>Sign in <text:s text:c="4"/>Sign up</text:span></text:p></draw:text-box></draw:frame><draw:frame text:anchor-type="paragraph" draw:z-index="19" draw:name="Shape5" draw:style-name="gr20" draw:text-style-name="P60" svg:width="20.554cm" svg:height="22.997cm" svg:x="-1.732cm" svg:y="2.566cm"><draw:text-box><text:p/></draw:text-box></draw:frame><draw:custom-shape text:anchor-type="paragraph" draw:z-index="20" draw:name="Shape6" draw:style-name="gr21" draw:text-style-name="P61" svg:width="2.371cm" svg:height="2.123cm" svg:x="0.931cm" svg:y="6.341cm"><text:p text:style-name="P49"><text:span text:style-name="T40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6" draw:style-name="gr22" draw:text-style-name="P61" svg:width="2.371cm" svg:height="2.123cm" svg:x="7.325cm" svg:y="6.341cm"><text:p text:style-name="P49"><text:span text:style-name="T4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6" draw:style-name="gr22" draw:text-style-name="P61" svg:width="2.371cm" svg:height="2.123cm" svg:x="13.675cm" svg:y="6.341cm"><text:p text:style-name="P49"><text:span text:style-name="T4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Shape7" draw:style-name="gr23" draw:text-style-name="P52" svg:x1="4.002cm" svg:y1="7.504cm" svg:x2="6.404cm" svg:y2="7.504cm"><text:p/></draw:line><draw:line text:anchor-type="paragraph" draw:z-index="24" draw:name="Shape7" draw:style-name="gr23" draw:text-style-name="P52" svg:x1="10.485cm" svg:y1="7.504cm" svg:x2="12.887cm" svg:y2="7.504cm"><text:p/></draw:line><draw:frame text:anchor-type="paragraph" draw:z-index="25" draw:name="Shape8" draw:style-name="gr24" draw:text-style-name="P63" svg:width="9.976cm" svg:height="1.481cm" svg:x="1.233cm" svg:y="4.389cm"><draw:text-box><text:p text:style-name="P62"><text:span text:style-name="T41">Create Bench Mark – Steps <text:s text:c="4"/></text:span></text:p></draw:text-box></draw:frame><draw:g text:anchor-type="paragraph" draw:z-index="26" draw:style-name="gr3"><draw:custom-shape draw:style-name="gr25" draw:text-style-name="P64" svg:width="1.371cm" svg:height="0.505cm" svg:x="-0.123cm" svg:y="1.39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6" draw:text-style-name="P65" svg:width="1.045cm" svg:height="0.331cm" svg:x="0.032cm" svg:y="1.0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7" draw:text-style-name="P66" svg:width="0.766cm" svg:height="0.235cm" svg:x="0.182cm" svg:y="0.7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8" draw:text-style-name="P66" svg:width="0.449cm" svg:height="0.135cm" svg:x="0.339cm" svg:y="0.6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27" draw:name="Shape9" draw:style-name="gr29" draw:text-style-name="P67" svg:width="15.119cm" svg:height="5.656cm" svg:x="1.187cm" svg:y="9.83cm"><draw:text-box><text:p text:style-name="P43"><text:span text:style-name="T42">Instructions</text:span></text:p></draw:text-box></draw:frame><draw:frame text:anchor-type="paragraph" draw:z-index="28" draw:name="Shape3" draw:style-name="gr17" draw:text-style-name="P58" svg:width="4.876cm" svg:height="0.484cm" svg:x="13.945cm" svg:y="25.079cm"><draw:text-box><text:p text:style-name="P57"><text:span text:style-name="T38">#gettingstarted-steps_proto</text:span></text:p></draw:text-box></draw:frame><text:soft-page-break/></text:p>
      <text:p text:style-name="P31"><draw:frame text:anchor-type="paragraph" draw:z-index="32" draw:name="Shape5" draw:style-name="gr19" draw:text-style-name="P60" svg:width="20.554cm" svg:height="2.548cm" svg:x="-1.732cm" svg:y="0.019cm"><draw:text-box><text:p><text:span text:style-name="T38"><text:s text:c="38"/></text:span><text:span text:style-name="T38">Getting Started <text:s text:c="5"/>Documentation <text:s text:c="5"/>Download <text:s text:c="5"/>Benchmark <text:s text:c="12"/>[Simulation@ID][GO] <text:s text:c="8"/>Sign in <text:s text:c="4"/>Sign up</text:span></text:p></draw:text-box></draw:frame><draw:frame text:anchor-type="paragraph" draw:z-index="33" draw:name="Shape5" draw:style-name="gr20" draw:text-style-name="P60" svg:width="20.554cm" svg:height="22.997cm" svg:x="-1.732cm" svg:y="2.566cm"><draw:text-box><text:p/></draw:text-box></draw:frame><draw:g text:anchor-type="paragraph" draw:z-index="34" draw:style-name="gr3"><draw:custom-shape draw:style-name="gr42" draw:text-style-name="P77" svg:width="1.371cm" svg:height="0.505cm" svg:x="-0.123cm" svg:y="1.39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3" draw:text-style-name="P78" svg:width="1.045cm" svg:height="0.331cm" svg:x="0.032cm" svg:y="1.0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4" draw:text-style-name="P79" svg:width="0.766cm" svg:height="0.235cm" svg:x="0.182cm" svg:y="0.7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5" draw:text-style-name="P79" svg:width="0.449cm" svg:height="0.135cm" svg:x="0.339cm" svg:y="0.6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35" draw:name="Shape10" draw:style-name="gr46" draw:text-style-name="P82" svg:width="5.486cm" svg:height="7.818cm" svg:x="-1.219cm" svg:y="3.725cm"><draw:text-box><text:p text:style-name="P80"><text:span text:style-name="T43"/></text:p><text:p text:style-name="P80"><text:span text:style-name="T43">Sumary</text:span></text:p><text:p text:style-name="P81"><text:span text:style-name="T43"/></text:p><text:p text:style-name="P81"><text:span text:style-name="T43"><text:s/></text:span><text:span text:style-name="T43">1………….…….HelloWorld</text:span></text:p><text:p text:style-name="P81"><text:span text:style-name="T43"><text:s/></text:span><text:span text:style-name="T43">2………..…...Serial.printf()</text:span></text:p><text:p text:style-name="P81"><text:span text:style-name="T43"><text:s/></text:span><text:span text:style-name="T43">3………...Java.slowdown()</text:span></text:p><text:p text:style-name="P81"><text:span text:style-name="T43"><text:s/></text:span><text:span text:style-name="T43">4……..…….helloworld.cpp</text:span></text:p><text:p text:style-name="P81"><text:span text:style-name="T43"><text:s/></text:span><text:span text:style-name="T43">5……..Integer.toString(-1)</text:span></text:p><text:p text:style-name="P81"><text:span text:style-name="T43"><text:s/></text:span><text:span text:style-name="T43">6……………....MOV R0, R1</text:span></text:p></draw:text-box></draw:frame><draw:frame text:anchor-type="paragraph" draw:z-index="36" draw:name="Shape11" draw:style-name="gr47" draw:text-style-name="P83" svg:width="9.212cm" svg:height="1.786cm" svg:x="5.738cm" svg:y="3.838cm"><draw:text-box><text:p text:style-name="P43"><text:span text:style-name="T44">Documentation</text:span></text:p></draw:text-box></draw:frame><draw:frame text:anchor-type="paragraph" draw:z-index="37" draw:name="Shape11" draw:style-name="gr48" draw:text-style-name="P84" svg:width="18.548cm" svg:height="9.49cm" draw:transform="rotate (-1.5707963267949) translate (15.8256111111111cm 6.33059722222222cm)"><draw:text-box><text:p text:style-name="P43"><text:span text:style-name="T45">Detailed Text</text:span></text:p></draw:text-box></draw:frame><draw:frame text:anchor-type="paragraph" draw:z-index="43" draw:name="Shape3" draw:style-name="gr17" draw:text-style-name="P58" svg:width="4.876cm" svg:height="0.484cm" svg:x="13.945cm" svg:y="25.079cm"><draw:text-box><text:p text:style-name="P57"><text:span text:style-name="T38">#documentation_proto</text:span></text:p></draw:text-box></draw:frame></text:p>
      <text:p text:style-name="P31"><draw:g text:anchor-type="paragraph" draw:z-index="45" draw:style-name="gr54"><draw:frame draw:name="Shape13" draw:style-name="gr55" draw:text-style-name="P92" svg:width="6.668cm" svg:height="1.795cm" svg:x="8.827cm" svg:y="6.696cm"><draw:text-box><text:p text:style-name="P91"><text:span text:style-name="T48"><text:s text:c="8"/></text:span><text:span text:style-name="T48">Dow</text:span><text:span text:style-name="T48">nloa</text:span><text:span text:style-name="T48">d</text:span></text:p></draw:text-box></draw:frame><draw:g draw:style-name="gr56"><draw:custom-shape draw:style-name="gr57" draw:text-style-name="P93" svg:width="1.371cm" svg:height="0.505cm" svg:x="9.481cm" svg:y="7.703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8" draw:text-style-name="P94" svg:width="1.045cm" svg:height="0.331cm" svg:x="9.637cm" svg:y="7.359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9" draw:text-style-name="P93" svg:width="0.766cm" svg:height="0.235cm" svg:x="9.787cm" svg:y="7.088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60" draw:text-style-name="P93" svg:width="0.449cm" svg:height="0.135cm" svg:x="9.944cm" svg:y="6.929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draw:g><draw:frame text:anchor-type="paragraph" draw:z-index="38" draw:name="Shape5" draw:style-name="gr19" draw:text-style-name="P60" svg:width="20.554cm" svg:height="2.548cm" svg:x="-1.732cm" svg:y="0.019cm"><draw:text-box><text:p><text:span text:style-name="T38"><text:s text:c="38"/></text:span><text:span text:style-name="T38">Getting Started <text:s text:c="5"/>Documentation <text:s text:c="5"/>Download <text:s text:c="5"/>Benchmak <text:s text:c="12"/>[Simulation@ID][GO] <text:s text:c="8"/>Sign in <text:s text:c="4"/>Sign up</text:span></text:p></draw:text-box></draw:frame><draw:g text:anchor-type="paragraph" draw:z-index="39" draw:style-name="gr3"><draw:custom-shape draw:style-name="gr49" draw:text-style-name="P85" svg:width="1.371cm" svg:height="0.505cm" svg:x="-0.123cm" svg:y="1.39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0" draw:text-style-name="P86" svg:width="1.045cm" svg:height="0.331cm" svg:x="0.032cm" svg:y="1.0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1" draw:text-style-name="P87" svg:width="0.766cm" svg:height="0.235cm" svg:x="0.182cm" svg:y="0.7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2" draw:text-style-name="P87" svg:width="0.449cm" svg:height="0.135cm" svg:x="0.339cm" svg:y="0.6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40" draw:name="Shape5" draw:style-name="gr20" draw:text-style-name="P60" svg:width="20.554cm" svg:height="22.997cm" svg:x="-1.917cm" svg:y="2.963cm"><draw:text-box><text:p/></draw:text-box></draw:frame><draw:frame text:anchor-type="paragraph" draw:z-index="44" draw:name="Shape12" draw:style-name="gr53" draw:text-style-name="P90" svg:width="14.953cm" svg:height="4.874cm" svg:x="1.021cm" svg:y="4.75cm"><draw:text-box><text:p text:style-name="P88"><text:span text:style-name="T46">Download</text:span></text:p><text:p text:style-name="P89"><text:span text:style-name="T47">descripton</text:span></text:p></draw:text-box></draw:frame><draw:frame text:anchor-type="paragraph" draw:z-index="46" draw:name="Shape3" draw:style-name="gr17" draw:text-style-name="P58" svg:width="4.876cm" svg:height="0.484cm" svg:x="13.945cm" svg:y="25.079cm"><draw:text-box><text:p text:style-name="P57"><text:span text:style-name="T38">#download_prot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Comic Sans" svg:font-family="'Comic Sans'" style:font-family-generic="script"/>
    <style:font-face style:name="Comic Sans MS" svg:font-family="'Comic Sans MS'" style:font-family-generic="script"/>
    <style:font-face style:name="Comic Sans Ms" svg:font-family="'Comic Sans Ms'" style:font-family-generic="script"/>
    <style:font-face style:name="FreeSans2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1" svg:font-family="'Comic Sans'" style:font-family-generic="script" style:font-pitch="variable"/>
    <style:font-face style:name="Comic Sans MS1" svg:font-family="'Comic Sans MS'" style:font-family-generic="script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Grison" draw:style="linear" draw:start-color="#4c4c4c" draw:end-color="#b3b3b3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Sunburst" draw:style="radial" draw:cx="30%" draw:cy="30%" draw:start-color="#800000" draw:end-color="#ffff00" draw:start-intensity="100%" draw:end-intensity="100%" draw:border="2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A79ACA9529B14ACF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112%" draw:distance="68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40:33.204043764</meta:creation-date>
    <dc:date>2016-08-29T09:44:12.517444329</dc:date>
    <meta:editing-duration>PT3H28M39S</meta:editing-duration>
    <meta:editing-cycles>226</meta:editing-cycles>
    <meta:generator>LibreOffice/5.1.4.2$Linux_X86_64 LibreOffice_project/10m0$Build-2</meta:generator>
    <meta:document-statistic meta:table-count="4" meta:image-count="0" meta:object-count="0" meta:page-count="7" meta:paragraph-count="29" meta:word-count="106" meta:character-count="1174" meta:non-whitespace-character-count="592"/>
  </office:meta>
</office:document-meta>
</file>